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Carlito" svg:font-family="Carlito" style:font-family-generic="swiss" style:font-pitch="variable"/>
    <style:font-face style:name="DejaVu Sans" svg:font-family="'DejaVu Sans'" style:font-family-generic="system" style:font-pitch="variable"/>
    <style:font-face style:name="Malgun Gothic" svg:font-family="'Malgun Gothic'" style:font-family-generic="swiss" style:font-pitch="variable"/>
    <style:font-face style:name="Noto Sans KR Regular" svg:font-family="'Noto Sans KR Regular'" style:font-family-generic="system" style:font-pitch="variable"/>
    <style:font-face style:name="Times New Roman" svg:font-family="'Times New Roman'" style:font-family-generic="roman" style:font-pitch="variable"/>
  </office:font-face-decls>
  <office:automatic-styles>
    <style:style style:name="P1" style:family="paragraph" style:parent-style-name="Normal" style:master-page-name="MP0">
      <style:paragraph-properties style:page-number="auto" fo:break-before="page"/>
    </style:style>
    <style:style style:name="P2" style:family="paragraph">
      <loext:graphic-properties draw:fill="none"/>
    </style:style>
    <style:style style:name="P3" style:family="paragraph">
      <loext:graphic-properties draw:fill="solid" draw:fill-color="#fcfaf8" draw:opacity="100%"/>
    </style:style>
    <style:style style:name="P4" style:family="paragraph">
      <loext:graphic-properties draw:fill="solid" draw:fill-color="#2b3f47" draw:opacity="100%"/>
    </style:style>
    <style:style style:name="P5" style:family="paragraph">
      <style:paragraph-properties fo:text-align="center"/>
      <style:text-properties fo:font-family="Caladea" style:font-family-generic="roman" style:font-pitch="variable"/>
    </style:style>
    <style:style style:name="P6" style:family="paragraph">
      <style:paragraph-properties fo:margin-top="0.1654in" fo:margin-bottom="0.1374in" fo:text-align="center"/>
      <style:text-properties fo:font-family="Caladea" style:font-family-generic="roman" style:font-pitch="variable" fo:font-size="10pt" style:font-size-asian="10pt" style:font-size-complex="10pt"/>
    </style:style>
    <style:style style:name="P7" style:family="paragraph">
      <loext:graphic-properties draw:fill="none" draw:fill-color="#ffffff"/>
      <style:paragraph-properties fo:text-align="center"/>
      <style:text-properties fo:font-family="Caladea" style:font-family-generic="roman" style:font-pitch="variable" fo:font-size="21pt" style:font-size-asian="21pt" style:font-size-complex="21pt"/>
    </style:style>
    <style:style style:name="P8" style:family="paragraph">
      <style:paragraph-properties fo:text-align="center"/>
    </style:style>
    <style:style style:name="T1" style:family="text">
      <style:text-properties fo:font-family="Caladea" style:font-family-generic="roman" style:font-pitch="variable" fo:font-size="21pt" fo:font-weight="bold" style:font-size-asian="21pt" style:font-weight-asian="bold" style:font-size-complex="21pt" style:font-weight-complex="bold"/>
    </style:style>
    <style:style style:name="T2" style:family="text">
      <style:text-properties fo:font-family="Caladea" style:font-family-generic="roman" style:font-pitch="variable" fo:font-size="14pt" fo:font-style="italic" style:font-size-asian="14pt" style:font-style-asian="italic" style:font-size-complex="14pt" style:font-style-complex="italic"/>
    </style:style>
    <style:style style:name="T3" style:family="text">
      <style:text-properties fo:font-family="Caladea" style:font-family-generic="roman" style:font-pitch="variable" fo:font-size="12pt" style:font-size-asian="12pt" style:font-size-complex="12pt"/>
    </style:style>
    <style:style style:name="T4" style:family="text">
      <style:text-properties fo:font-family="Caladea" style:font-family-generic="roman" style:font-pitch="variable" fo:font-size="12pt" fo:font-weight="bold" style:font-size-asian="12pt" style:font-weight-asian="bold" style:font-size-complex="12pt" style:font-weight-complex="bold"/>
    </style:style>
    <style:style style:name="T5" style:family="text">
      <style:text-properties fo:font-family="Caladea" style:font-family-generic="roman" style:font-pitch="variable" fo:font-size="11pt" style:font-size-asian="11pt" style:font-size-complex="11pt"/>
    </style:style>
    <style:style style:name="T6" style:family="text">
      <style:text-properties fo:color="#ffffff" loext:opacity="100%" fo:font-family="Caladea" style:font-family-generic="roman" style:font-pitch="variable" fo:font-size="12pt" fo:font-weight="bold" style:font-size-asian="12pt" style:font-weight-asian="bold" style:font-size-complex="12pt" style:font-weight-complex="bold">
        <loext:char-complex-color loext:theme-type="light1" loext:color-type="theme">
          <loext:transformation loext:type="lummod" loext:value="10000"/>
          <loext:transformation loext:type="lumoff" loext:value="0"/>
        </loext:char-complex-color>
      </style:text-properties>
    </style:style>
    <style:style style:name="T7" style:family="text">
      <style:text-properties fo:color="#ffffff" loext:opacity="100%" fo:font-family="Caladea" style:font-family-generic="roman" style:font-pitch="variable" fo:font-size="11pt" style:font-size-asian="11pt" style:font-size-complex="11pt">
        <loext:char-complex-color loext:theme-type="light1" loext:color-type="theme">
          <loext:transformation loext:type="lummod" loext:value="10000"/>
          <loext:transformation loext:type="lumoff" loext:value="0"/>
        </loext:char-complex-color>
      </style:text-properties>
    </style:style>
    <style:style style:name="T8" style:family="text">
      <style:text-properties fo:color="#ffffff" loext:opacity="100%" fo:font-family="Caladea" style:font-family-generic="roman" style:font-pitch="variable" fo:font-size="12pt" style:font-size-asian="12pt" style:font-size-complex="12pt">
        <loext:char-complex-color loext:theme-type="light1" loext:color-type="theme">
          <loext:transformation loext:type="lummod" loext:value="10000"/>
          <loext:transformation loext:type="lumoff" loext:value="0"/>
        </loext:char-complex-color>
      </style:text-properties>
    </style:style>
    <style:style style:name="gr1" style:family="graphic">
      <style:graphic-properties draw:stroke="solid" svg:stroke-width="0.0102in" svg:stroke-color="#aca563" svg:stroke-opacity="100%" draw:stroke-linejoin="round" draw:fill="none" fo:min-height="0in" fo:min-width="0in" fo:padding-top="-0.0047in" fo:padding-bottom="-0.0047in" fo:padding-left="-0.0047in" fo:padding-right="-0.0047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cfaf8" draw:opacity="100%" fo:min-height="0in" fo:min-width="0in" loext:decorative="false" style:run-through="background"/>
    </style:style>
    <style:style style:name="gr4" style:family="graphic">
      <style:graphic-properties draw:stroke="none" draw:fill="solid" draw:fill-color="#2b3f47" draw:opacity="100%" fo:min-height="0in" fo:min-width="0in" loext:decorative="false" style:run-through="background"/>
    </style:style>
    <style:style style:name="gr5" style:family="graphic">
      <style:graphic-properties draw:stroke="solid" svg:stroke-width="0.0209in" svg:stroke-color="#fcfaf8" svg:stroke-opacity="100%" draw:stroke-linejoin="miter" svg:stroke-linecap="butt" draw:fill="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solid" svg:stroke-width="0.0209in" svg:stroke-color="#2b3f47" svg:stroke-opacity="100%" draw:stroke-linejoin="miter" svg:stroke-linecap="butt" draw:fill="non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none" draw:fill-color="#ffffff" fo:min-height="6.4638in" loext:decorative="false" style:run-through="foreground" style:wrap="run-through" style:number-wrapped-paragraphs="no-limit" style:vertical-pos="from-top" style:vertical-rel="paragraph" style:horizontal-pos="center" style:horizontal-rel="paragraph"/>
      <style:paragraph-properties style:writing-mode="lr-tb"/>
    </style:style>
    <style:style style:name="gr8" style:family="graphic">
      <style:graphic-properties draw:marker-start="Arrowheads_20_1" draw:marker-end="Arrowheads_20_1" draw:textarea-horizontal-align="center" draw:textarea-vertical-align="middle" loext:decorative="false" style:run-through="foreground" style:wrap="run-through" style:number-wrapped-paragraphs="no-limit" style:vertical-pos="from-top" style:vertical-rel="paragraph" style:horizontal-pos="center"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custom-shape text:anchor-type="paragraph" draw:z-index="5" draw:name="Freeform 118" draw:style-name="gr1" draw:text-style-name="P2" svg:width="0.1031in" svg:height="2.3531in" svg:x="0.3437in" svg:y="0in"><text:p/><draw:enhanced-geometry svg:viewBox="0 0 104 2396" draw:text-areas="?f70 ?f72 ?f71 ?f73" draw:glue-points="?f39 ?f40 ?f41 ?f40 ?f41 ?f42 ?f41 ?f43 ?f39 ?f43 ?f39 ?f42 ?f44 ?f45 ?f46 ?f47 ?f46 ?f48 ?f44 ?f49 ?f44 ?f48 ?f44 ?f47 ?f44 ?f45 ?f41 ?f50 ?f41 ?f51 ?f41 ?f52 ?f39 ?f52 ?f39 ?f51 ?f39 ?f50 ?f44 ?f53 ?f46 ?f54 ?f46 ?f55 ?f44 ?f56 ?f46 ?f57 ?f46 ?f58 ?f44 ?f59 ?f44 ?f58 ?f44 ?f57 ?f44 ?f56 ?f44 ?f55 ?f44 ?f54 ?f44 ?f53 ?f41 ?f60 ?f41 ?f61 ?f41 ?f62 ?f39 ?f62 ?f39 ?f61 ?f39 ?f60 ?f44 ?f63 ?f46 ?f64 ?f46 ?f65 ?f44 ?f66 ?f44 ?f65 ?f44 ?f64 ?f44 ?f63 ?f41 ?f67 ?f41 ?f68 ?f41 ?f69 ?f39 ?f69 ?f39 ?f68 ?f39 ?f67" draw:type="non-primitive" draw:enhanced-path="M 52 100 L 104 52 52 0 0 52 48 100 0 148 48 197 0 245 52 297 104 245 52 197 104 148 52 100 Z M 52 301 L 0 353 48 401 0 449 48 498 0 546 52 598 104 546 52 498 104 449 52 401 104 353 52 301 Z M 52 602 L 0 654 48 702 0 750 48 798 0 847 52 899 104 847 52 798 104 750 52 702 104 654 52 602 Z M 52 902 L 0 954 48 1003 0 1051 48 1099 0 1148 52 1200 0 1248 48 1296 0 1344 48 1393 0 1441 52 1493 104 1441 52 1393 104 1344 52 1296 104 1248 52 1200 104 1148 52 1099 104 1051 52 1003 104 954 52 902 Z M 52 1497 L 0 1549 48 1597 0 1645 48 1694 0 1742 52 1794 104 1742 52 1694 104 1645 52 1597 104 1549 52 1497 Z M 52 1798 L 0 1850 48 1898 0 1946 48 1994 0 2043 52 2095 104 2043 52 1994 104 1946 52 1898 104 1850 52 1798 Z M 52 2098 L 0 2150 48 2199 0 2247 48 2295 0 2344 52 2396 104 2344 52 2295 104 2247 52 2199 104 2150 52 20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draw:equation draw:name="f7" draw:formula="?f4 / 2396"/><draw:equation draw:name="f8" draw:formula="104 * ?f5 / 104"/><draw:equation draw:name="f9" draw:formula="52 * ?f4 / 2396"/><draw:equation draw:name="f10" draw:formula="0 * ?f5 / 104"/><draw:equation draw:name="f11" draw:formula="148 * ?f4 / 2396"/><draw:equation draw:name="f12" draw:formula="245 * ?f4 / 2396"/><draw:equation draw:name="f13" draw:formula="52 * ?f5 / 104"/><draw:equation draw:name="f14" draw:formula="301 * ?f4 / 2396"/><draw:equation draw:name="f15" draw:formula="48 * ?f5 / 104"/><draw:equation draw:name="f16" draw:formula="401 * ?f4 / 2396"/><draw:equation draw:name="f17" draw:formula="498 * ?f4 / 2396"/><draw:equation draw:name="f18" draw:formula="598 * ?f4 / 2396"/><draw:equation draw:name="f19" draw:formula="654 * ?f4 / 2396"/><draw:equation draw:name="f20" draw:formula="750 * ?f4 / 2396"/><draw:equation draw:name="f21" draw:formula="847 * ?f4 / 2396"/><draw:equation draw:name="f22" draw:formula="902 * ?f4 / 2396"/><draw:equation draw:name="f23" draw:formula="1003 * ?f4 / 2396"/><draw:equation draw:name="f24" draw:formula="1099 * ?f4 / 2396"/><draw:equation draw:name="f25" draw:formula="1200 * ?f4 / 2396"/><draw:equation draw:name="f26" draw:formula="1296 * ?f4 / 2396"/><draw:equation draw:name="f27" draw:formula="1393 * ?f4 / 2396"/><draw:equation draw:name="f28" draw:formula="1493 * ?f4 / 2396"/><draw:equation draw:name="f29" draw:formula="1549 * ?f4 / 2396"/><draw:equation draw:name="f30" draw:formula="1645 * ?f4 / 2396"/><draw:equation draw:name="f31" draw:formula="1742 * ?f4 / 2396"/><draw:equation draw:name="f32" draw:formula="1798 * ?f4 / 2396"/><draw:equation draw:name="f33" draw:formula="1898 * ?f4 / 2396"/><draw:equation draw:name="f34" draw:formula="1994 * ?f4 / 2396"/><draw:equation draw:name="f35" draw:formula="2095 * ?f4 / 2396"/><draw:equation draw:name="f36" draw:formula="2150 * ?f4 / 2396"/><draw:equation draw:name="f37" draw:formula="2247 * ?f4 / 2396"/><draw:equation draw:name="f38" draw:formula="2344 * ?f4 / 2396"/><draw:equation draw:name="f39" draw:formula="?f8 / ?f6"/><draw:equation draw:name="f40" draw:formula="?f9 / ?f7"/><draw:equation draw:name="f41" draw:formula="?f10 / ?f6"/><draw:equation draw:name="f42" draw:formula="?f11 / ?f7"/><draw:equation draw:name="f43" draw:formula="?f12 / ?f7"/><draw:equation draw:name="f44" draw:formula="?f13 / ?f6"/><draw:equation draw:name="f45" draw:formula="?f14 / ?f7"/><draw:equation draw:name="f46" draw:formula="?f15 / ?f6"/><draw:equation draw:name="f47" draw:formula="?f16 / ?f7"/><draw:equation draw:name="f48" draw:formula="?f17 / ?f7"/><draw:equation draw:name="f49" draw:formula="?f18 / ?f7"/><draw:equation draw:name="f50" draw:formula="?f19 / ?f7"/><draw:equation draw:name="f51" draw:formula="?f20 / ?f7"/><draw:equation draw:name="f52" draw:formula="?f21 / ?f7"/><draw:equation draw:name="f53" draw:formula="?f22 / ?f7"/><draw:equation draw:name="f54" draw:formula="?f23 / ?f7"/><draw:equation draw:name="f55" draw:formula="?f24 / ?f7"/><draw:equation draw:name="f56" draw:formula="?f25 / ?f7"/><draw:equation draw:name="f57" draw:formula="?f26 / ?f7"/><draw:equation draw:name="f58" draw:formula="?f27 / ?f7"/><draw:equation draw:name="f59" draw:formula="?f28 / ?f7"/><draw:equation draw:name="f60" draw:formula="?f29 / ?f7"/><draw:equation draw:name="f61" draw:formula="?f30 / ?f7"/><draw:equation draw:name="f62" draw:formula="?f31 / ?f7"/><draw:equation draw:name="f63" draw:formula="?f32 / ?f7"/><draw:equation draw:name="f64" draw:formula="?f33 / ?f7"/><draw:equation draw:name="f65" draw:formula="?f34 / ?f7"/><draw:equation draw:name="f66" draw:formula="?f35 / ?f7"/><draw:equation draw:name="f67" draw:formula="?f36 / ?f7"/><draw:equation draw:name="f68" draw:formula="?f37 / ?f7"/><draw:equation draw:name="f69" draw:formula="?f38 / ?f7"/><draw:equation draw:name="f70" draw:formula="0 / ?f6"/><draw:equation draw:name="f71" draw:formula="?f1 / ?f6"/><draw:equation draw:name="f72" draw:formula="0 / ?f7"/><draw:equation draw:name="f73" draw:formula="?f3 / ?f7"/></draw:enhanced-geometry></draw:custom-shape><draw:custom-shape text:anchor-type="paragraph" draw:z-index="6" draw:name="Freeform 118" draw:style-name="gr1" draw:text-style-name="P2" svg:width="0.1031in" svg:height="2.3531in" svg:x="6.0972in" svg:y="6.652in"><text:p/><draw:enhanced-geometry svg:viewBox="0 0 104 2396" draw:text-areas="?f70 ?f72 ?f71 ?f73" draw:glue-points="?f39 ?f40 ?f41 ?f40 ?f41 ?f42 ?f41 ?f43 ?f39 ?f43 ?f39 ?f42 ?f44 ?f45 ?f46 ?f47 ?f46 ?f48 ?f44 ?f49 ?f44 ?f48 ?f44 ?f47 ?f44 ?f45 ?f41 ?f50 ?f41 ?f51 ?f41 ?f52 ?f39 ?f52 ?f39 ?f51 ?f39 ?f50 ?f44 ?f53 ?f46 ?f54 ?f46 ?f55 ?f44 ?f56 ?f46 ?f57 ?f46 ?f58 ?f44 ?f59 ?f44 ?f58 ?f44 ?f57 ?f44 ?f56 ?f44 ?f55 ?f44 ?f54 ?f44 ?f53 ?f41 ?f60 ?f41 ?f61 ?f41 ?f62 ?f39 ?f62 ?f39 ?f61 ?f39 ?f60 ?f44 ?f63 ?f46 ?f64 ?f46 ?f65 ?f44 ?f66 ?f44 ?f65 ?f44 ?f64 ?f44 ?f63 ?f41 ?f67 ?f41 ?f68 ?f41 ?f69 ?f39 ?f69 ?f39 ?f68 ?f39 ?f67" draw:type="non-primitive" draw:enhanced-path="M 52 100 L 104 52 52 0 0 52 48 100 0 148 48 197 0 245 52 297 104 245 52 197 104 148 52 100 Z M 52 301 L 0 353 48 401 0 449 48 498 0 546 52 598 104 546 52 498 104 449 52 401 104 353 52 301 Z M 52 602 L 0 654 48 702 0 750 48 798 0 847 52 899 104 847 52 798 104 750 52 702 104 654 52 602 Z M 52 902 L 0 954 48 1003 0 1051 48 1099 0 1148 52 1200 0 1248 48 1296 0 1344 48 1393 0 1441 52 1493 104 1441 52 1393 104 1344 52 1296 104 1248 52 1200 104 1148 52 1099 104 1051 52 1003 104 954 52 902 Z M 52 1497 L 0 1549 48 1597 0 1645 48 1694 0 1742 52 1794 104 1742 52 1694 104 1645 52 1597 104 1549 52 1497 Z M 52 1798 L 0 1850 48 1898 0 1946 48 1994 0 2043 52 2095 104 2043 52 1994 104 1946 52 1898 104 1850 52 1798 Z M 52 2098 L 0 2150 48 2199 0 2247 48 2295 0 2344 52 2396 104 2344 52 2295 104 2247 52 2199 104 2150 52 209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4"/><draw:equation draw:name="f7" draw:formula="?f4 / 2396"/><draw:equation draw:name="f8" draw:formula="104 * ?f5 / 104"/><draw:equation draw:name="f9" draw:formula="52 * ?f4 / 2396"/><draw:equation draw:name="f10" draw:formula="0 * ?f5 / 104"/><draw:equation draw:name="f11" draw:formula="148 * ?f4 / 2396"/><draw:equation draw:name="f12" draw:formula="245 * ?f4 / 2396"/><draw:equation draw:name="f13" draw:formula="52 * ?f5 / 104"/><draw:equation draw:name="f14" draw:formula="301 * ?f4 / 2396"/><draw:equation draw:name="f15" draw:formula="48 * ?f5 / 104"/><draw:equation draw:name="f16" draw:formula="401 * ?f4 / 2396"/><draw:equation draw:name="f17" draw:formula="498 * ?f4 / 2396"/><draw:equation draw:name="f18" draw:formula="598 * ?f4 / 2396"/><draw:equation draw:name="f19" draw:formula="654 * ?f4 / 2396"/><draw:equation draw:name="f20" draw:formula="750 * ?f4 / 2396"/><draw:equation draw:name="f21" draw:formula="847 * ?f4 / 2396"/><draw:equation draw:name="f22" draw:formula="902 * ?f4 / 2396"/><draw:equation draw:name="f23" draw:formula="1003 * ?f4 / 2396"/><draw:equation draw:name="f24" draw:formula="1099 * ?f4 / 2396"/><draw:equation draw:name="f25" draw:formula="1200 * ?f4 / 2396"/><draw:equation draw:name="f26" draw:formula="1296 * ?f4 / 2396"/><draw:equation draw:name="f27" draw:formula="1393 * ?f4 / 2396"/><draw:equation draw:name="f28" draw:formula="1493 * ?f4 / 2396"/><draw:equation draw:name="f29" draw:formula="1549 * ?f4 / 2396"/><draw:equation draw:name="f30" draw:formula="1645 * ?f4 / 2396"/><draw:equation draw:name="f31" draw:formula="1742 * ?f4 / 2396"/><draw:equation draw:name="f32" draw:formula="1798 * ?f4 / 2396"/><draw:equation draw:name="f33" draw:formula="1898 * ?f4 / 2396"/><draw:equation draw:name="f34" draw:formula="1994 * ?f4 / 2396"/><draw:equation draw:name="f35" draw:formula="2095 * ?f4 / 2396"/><draw:equation draw:name="f36" draw:formula="2150 * ?f4 / 2396"/><draw:equation draw:name="f37" draw:formula="2247 * ?f4 / 2396"/><draw:equation draw:name="f38" draw:formula="2344 * ?f4 / 2396"/><draw:equation draw:name="f39" draw:formula="?f8 / ?f6"/><draw:equation draw:name="f40" draw:formula="?f9 / ?f7"/><draw:equation draw:name="f41" draw:formula="?f10 / ?f6"/><draw:equation draw:name="f42" draw:formula="?f11 / ?f7"/><draw:equation draw:name="f43" draw:formula="?f12 / ?f7"/><draw:equation draw:name="f44" draw:formula="?f13 / ?f6"/><draw:equation draw:name="f45" draw:formula="?f14 / ?f7"/><draw:equation draw:name="f46" draw:formula="?f15 / ?f6"/><draw:equation draw:name="f47" draw:formula="?f16 / ?f7"/><draw:equation draw:name="f48" draw:formula="?f17 / ?f7"/><draw:equation draw:name="f49" draw:formula="?f18 / ?f7"/><draw:equation draw:name="f50" draw:formula="?f19 / ?f7"/><draw:equation draw:name="f51" draw:formula="?f20 / ?f7"/><draw:equation draw:name="f52" draw:formula="?f21 / ?f7"/><draw:equation draw:name="f53" draw:formula="?f22 / ?f7"/><draw:equation draw:name="f54" draw:formula="?f23 / ?f7"/><draw:equation draw:name="f55" draw:formula="?f24 / ?f7"/><draw:equation draw:name="f56" draw:formula="?f25 / ?f7"/><draw:equation draw:name="f57" draw:formula="?f26 / ?f7"/><draw:equation draw:name="f58" draw:formula="?f27 / ?f7"/><draw:equation draw:name="f59" draw:formula="?f28 / ?f7"/><draw:equation draw:name="f60" draw:formula="?f29 / ?f7"/><draw:equation draw:name="f61" draw:formula="?f30 / ?f7"/><draw:equation draw:name="f62" draw:formula="?f31 / ?f7"/><draw:equation draw:name="f63" draw:formula="?f32 / ?f7"/><draw:equation draw:name="f64" draw:formula="?f33 / ?f7"/><draw:equation draw:name="f65" draw:formula="?f34 / ?f7"/><draw:equation draw:name="f66" draw:formula="?f35 / ?f7"/><draw:equation draw:name="f67" draw:formula="?f36 / ?f7"/><draw:equation draw:name="f68" draw:formula="?f37 / ?f7"/><draw:equation draw:name="f69" draw:formula="?f38 / ?f7"/><draw:equation draw:name="f70" draw:formula="0 / ?f6"/><draw:equation draw:name="f71" draw:formula="?f1 / ?f6"/><draw:equation draw:name="f72" draw:formula="0 / ?f7"/><draw:equation draw:name="f73" draw:formula="?f3 / ?f7"/></draw:enhanced-geometry></draw:custom-shape><draw:g text:anchor-type="paragraph" draw:z-index="0" draw:name="Group 1" draw:style-name="gr2"><draw:custom-shape draw:name="Rectangle 116" draw:style-name="gr3" draw:text-style-name="P3" svg:width="8.4657in" svg:height="5.9335in" svg:x="-1.0008in" svg:y="-0.9827in"><text:p/><draw:enhanced-geometry svg:viewBox="0 0 21600 21600" draw:type="non-primitive" draw:enhanced-path="M 0 0 L 21600 0 21600 21600 0 21600 Z N"/></draw:custom-shape><draw:custom-shape draw:name="Rectangle 117" draw:style-name="gr4" draw:text-style-name="P4" svg:width="8.4996in" svg:height="5.1177in" svg:x="-1.0008in" svg:y="4.9484in"><text:p/><draw:enhanced-geometry svg:viewBox="0 0 21600 21600" draw:type="non-primitive" draw:enhanced-path="M 0 0 L 21600 0 21600 21600 0 21600 Z N"/></draw:custom-shape></draw:g><draw:connector text:anchor-type="paragraph" draw:z-index="4" draw:name="Straight Connector 3" draw:style-name="gr5" draw:text-style-name="P2" draw:type="line" svg:x1="6.5134in" svg:y1="9.0134in" svg:x2="6.5134in" svg:y2="4.9472in" svg:d="M16544 22894v-10328" svg:viewBox="0 0 2 10329"><text:p/></draw:connector><draw:connector text:anchor-type="paragraph" draw:z-index="3" draw:name="Straight Connector 2" draw:style-name="gr6" draw:text-style-name="P2" draw:type="line" svg:x1="6.5161in" svg:y1="-0.0398in" svg:x2="6.5161in" svg:y2="9.0118in" svg:d="M16551-101v22991" svg:viewBox="0 0 2 22992"><text:p/></draw:connector><draw:connector text:anchor-type="paragraph" draw:z-index="2" draw:name="Straight Connector 3" draw:style-name="gr5" draw:text-style-name="P2" draw:type="line" svg:x1="-0.0035in" svg:y1="9.0165in" svg:x2="-0.0035in" svg:y2="4.9508in" svg:d="M-9 22902v-10327" svg:viewBox="0 0 2 10329"><text:p/></draw:connector><draw:connector text:anchor-type="paragraph" draw:z-index="1" draw:name="Straight Connector 2" draw:style-name="gr6" draw:text-style-name="P2" draw:type="line" svg:x1="0in" svg:y1="-0.0346in" svg:x2="0in" svg:y2="9.0165in" svg:d="M0-88v22990" svg:viewBox="0 0 2 22992"><text:p/></draw:connector><draw:frame text:anchor-type="paragraph" draw:z-index="7" draw:name="Text Frame 1" draw:style-name="gr7" draw:text-style-name="P7" svg:width="4.1713in" svg:height="9.1476in" svg:x="1.1646in" svg:y="-0.0701in"><draw:text-box><text:p text:style-name="P5"><text:span text:style-name="T1">Elegance Diner</text:span></text:p><text:p text:style-name="P6"><text:span text:style-name="T2">A Modern Twist on Classic Comfort</text:span></text:p><text:p text:style-name="P6"><text:span text:style-name="T3"/></text:p><text:p text:style-name="P6"><text:span text:style-name="T4">Appetizer</text:span></text:p><text:p text:style-name="P6"><text:span text:style-name="T5">Crispy Calamari: Aioli &amp; Marinara</text:span></text:p><text:p text:style-name="P6"><text:span text:style-name="T5">French Onion Soup: Gruyère Crouton</text:span></text:p><text:p text:style-name="P6"><text:span text:style-name="T5">Shrimp Cocktail: Jumbo Shrimp, Cocktail Sauce</text:span></text:p><text:p text:style-name="P6"><text:span text:style-name="T3"/></text:p><text:p text:style-name="P6"><text:span text:style-name="T4">Main Course</text:span></text:p><text:p text:style-name="P6"><text:span text:style-name="T5">"Elegance" Burger: Truffle Aioli, Fries or Salad</text:span></text:p><text:p text:style-name="P6"><text:span text:style-name="T5">Pan-Seared Salmon: Asparagus, Lemon-Dill</text:span></text:p><text:p text:style-name="P6"><text:span text:style-name="T5">Spaghetti Carbonara: Pancetta, Parmesan</text:span></text:p><text:p text:style-name="P6"><text:span text:style-name="T3"/></text:p><text:p text:style-name="P6"><text:span text:style-name="T6">Dessert</text:span></text:p><text:p text:style-name="P6"><text:span text:style-name="T7">New York Cheesecake</text:span></text:p><text:p text:style-name="P6"><text:span text:style-name="T7">Chocolate Lava Cake: Vanilla Ice Cream</text:span></text:p><text:p text:style-name="P6"><text:span text:style-name="T7">Crème brûlée</text:span></text:p><text:p text:style-name="P6"><text:span text:style-name="T8"/></text:p><text:p text:style-name="P6"><text:span text:style-name="T6">Beverages</text:span></text:p><text:p text:style-name="P6"><text:span text:style-name="T7">Coffee, Tea, Soft Drinks, Juice</text:span></text:p><text:p text:style-name="P6"><text:span text:style-name="T7">Wine &amp; Beer List Available</text:span></text:p><text:p text:style-name="P6"><text:span text:style-name="T7"/></text:p><text:p text:style-name="P6"><text:span text:style-name="T6">Daily Special</text:span></text:p><text:p text:style-name="P6"><text:span text:style-name="T7">Ask your server about today's Chef's Special!</text:span></text:p></draw:text-box></draw:frame><draw:line text:anchor-type="paragraph" draw:z-index="8" draw:name="Horizontal line 1" draw:style-name="gr8" draw:text-style-name="P8" svg:x1="2.9547in" svg:y1="1.0209in" svg:x2="3.5449in" svg:y2="1.0209in"><text:p/></draw:lin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swiss" style:font-pitch="variable"/>
    <style:font-face style:name="Aptos Display" svg:font-family="'Aptos Display'" style:font-family-generic="swiss" style:font-pitch="variable"/>
    <style:font-face style:name="Carlito" svg:font-family="Carlito" style:font-family-generic="swiss" style:font-pitch="variable"/>
    <style:font-face style:name="DejaVu Sans" svg:font-family="'DejaVu Sans'" style:font-family-generic="system" style:font-pitch="variable"/>
    <style:font-face style:name="Malgun Gothic" svg:font-family="'Malgun Gothic'" style:font-family-generic="swiss" style:font-pitch="variable"/>
    <style:font-face style:name="Noto Sans KR Regular" svg:font-family="'Noto Sans KR Regular'" style:font-family-generic="system" style:font-pitch="variable"/>
    <style:font-face style:name="Times New Roman" svg:font-family="'Times New Roman'" style:font-family-generic="roman" style:font-pitch="variable"/>
  </office:font-face-decls>
  <office:styles>
    <draw:marker draw:name="Arrowheads_20_1" draw:display-name="Arrowheads 1" svg:viewBox="0 0 1131 1131" svg:d="M0 564l564 567 567-567-567-564z"/>
    <style:default-style style:family="graphic">
      <style:graphic-properties draw:stroke="solid" svg:stroke-width="0.0209in" svg:stroke-color="#042433" draw:stroke-linejoin="miter" svg:stroke-linecap="butt" draw:fill-color="#156082" fo:wrap-option="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style:font-name-asian="Malgun Gothic" style:font-size-asian="12pt" style:language-asian="ko" style:country-asian="KR" style:font-style-asian="normal" style:font-weight-asian="normal" style:font-name-complex="Times New Roman"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US" fo:font-style="normal" style:text-underline-style="none" fo:font-weight="normal" style:letter-kerning="true" fo:background-color="transparent" style:font-name-asian="Malgun Gothic" style:font-size-asian="12pt" style:language-asian="ko" style:country-asian="KR" style:font-style-asian="normal" style:font-weight-asian="normal" style:font-name-complex="Times New Roman"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Carlito" fo:font-family="Carlito" style:font-family-generic="swiss" style:font-pitch="variable" fo:font-size="14pt" style:font-name-asian="Noto Sans KR Regular" style:font-family-asian="'Noto Sans KR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Normal" style:next-style-name="Normal" style:default-outline-level="1" style:class="chapter">
      <style:paragraph-properties fo:margin-top="0.25in" fo:margin-bottom="0.0555in" style:contextual-spacing="false" fo:line-height="115%"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20pt" style:letter-kerning="true" style:font-name-asian="Malgun Gothic" style:font-family-asian="'Malgun Gothic'" style:font-family-generic-asian="swiss" style:font-pitch-asian="variable" style:font-size-asian="20pt" style:language-asian="ko" style:country-asian="KR"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111in" fo:margin-bottom="0.0555in" style:contextual-spacing="false" fo:line-height="115%" fo:keep-together="always" fo:hyphenation-ladder-count="no-limit" fo:hyphenation-keep="auto" loext:hyphenation-keep-type="column" fo:keep-with-next="always"/>
      <style:text-properties fo:color="#0f4761" loext:opacity="100%" style:font-name="Aptos Display" fo:font-family="'Aptos Display'" style:font-family-generic="swiss" style:font-pitch="variable" fo:font-size="16pt" style:letter-kerning="true" style:font-name-asian="Malgun Gothic" style:font-family-asian="'Malgun Gothic'" style:font-family-generic-asian="swiss" style:font-pitch-asian="variable" style:font-size-asian="16pt" style:language-asian="ko" style:country-asian="KR"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111in" fo:margin-bottom="0.0555in" style:contextual-spacing="false" fo:line-height="115%" fo:keep-together="always" fo:hyphenation-ladder-count="no-limit" fo:hyphenation-keep="auto" loext:hyphenation-keep-type="column" fo:keep-with-next="always"/>
      <style:text-properties fo:color="#0f4761" loext:opacity="100%" fo:font-size="14pt" style:letter-kerning="true" style:font-name-asian="Malgun Gothic" style:font-family-asian="'Malgun Gothic'" style:font-family-generic-asian="swiss" style:font-pitch-asian="variable" style:font-size-asian="14pt" style:language-asian="ko" style:country-asian="KR"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0555in" fo:margin-bottom="0.028in" style:contextual-spacing="false" fo:line-height="115%" fo:keep-together="always" fo:hyphenation-ladder-count="no-limit" fo:hyphenation-keep="auto" loext:hyphenation-keep-type="column" fo:keep-with-next="always"/>
      <style:text-properties fo:color="#0f4761" loext:opacity="100%" fo:font-size="12pt" fo:font-style="italic" style:letter-kerning="true" style:font-name-asian="Malgun Gothic" style:font-family-asian="'Malgun Gothic'" style:font-family-generic-asian="swiss" style:font-pitch-asian="variable" style:font-size-asian="12pt" style:language-asian="ko" style:country-asian="KR"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0555in" fo:margin-bottom="0.028in" style:contextual-spacing="false" fo:line-height="115%" fo:keep-together="always" fo:hyphenation-ladder-count="no-limit" fo:hyphenation-keep="auto" loext:hyphenation-keep-type="column" fo:keep-with-next="always"/>
      <style:text-properties fo:color="#0f4761" loext:opacity="100%" fo:font-size="12pt" style:letter-kerning="true" style:font-name-asian="Malgun Gothic" style:font-family-asian="'Malgun Gothic'" style:font-family-generic-asian="swiss" style:font-pitch-asian="variable" style:font-size-asian="12pt" style:language-asian="ko" style:country-asian="KR"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28in" fo:margin-bottom="0in" style:contextual-spacing="false" fo:line-height="115%" fo:keep-together="always" fo:hyphenation-ladder-count="no-limit" fo:hyphenation-keep="auto" loext:hyphenation-keep-type="column" fo:keep-with-next="always"/>
      <style:text-properties fo:color="#595959" loext:opacity="100%" fo:font-size="12pt" fo:font-style="italic" style:letter-kerning="true" style:font-name-asian="Malgun Gothic" style:font-family-asian="'Malgun Gothic'" style:font-family-generic-asian="swiss" style:font-pitch-asian="variable" style:font-size-asian="12pt" style:language-asian="ko" style:country-asian="KR"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28in" fo:margin-bottom="0in" style:contextual-spacing="false" fo:line-height="115%" fo:keep-together="always" fo:hyphenation-ladder-count="no-limit" fo:hyphenation-keep="auto" loext:hyphenation-keep-type="column" fo:keep-with-next="always"/>
      <style:text-properties fo:color="#595959" loext:opacity="100%" fo:font-size="12pt" style:letter-kerning="true" style:font-name-asian="Malgun Gothic" style:font-family-asian="'Malgun Gothic'" style:font-family-generic-asian="swiss" style:font-pitch-asian="variable" style:font-size-asian="12pt" style:language-asian="ko" style:country-asian="KR"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in" fo:margin-bottom="0in" style:contextual-spacing="false" fo:line-height="115%" fo:keep-together="always" fo:hyphenation-ladder-count="no-limit" fo:hyphenation-keep="auto" loext:hyphenation-keep-type="column" fo:keep-with-next="always"/>
      <style:text-properties fo:color="#272727" loext:opacity="100%" fo:font-size="12pt" fo:font-style="italic" style:letter-kerning="true" style:font-name-asian="Malgun Gothic" style:font-family-asian="'Malgun Gothic'" style:font-family-generic-asian="swiss" style:font-pitch-asian="variable" style:font-size-asian="12pt" style:language-asian="ko" style:country-asian="KR" style:font-style-asian="italic" style:font-name-complex="Times New Roman" style:font-family-complex="'Times New Roman'" style:font-family-generic-complex="roman" style:font-pitch-complex="variable" style:font-size-complex="12pt"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in" fo:margin-bottom="0in" style:contextual-spacing="false" fo:line-height="115%" fo:keep-together="always" fo:hyphenation-ladder-count="no-limit" fo:hyphenation-keep="auto" loext:hyphenation-keep-type="column" fo:keep-with-next="always"/>
      <style:text-properties fo:color="#272727" loext:opacity="100%" fo:font-size="12pt" style:letter-kerning="true" style:font-name-asian="Malgun Gothic" style:font-family-asian="'Malgun Gothic'" style:font-family-generic-asian="swiss" style:font-pitch-asian="variable" style:font-size-asian="12pt" style:language-asian="ko" style:country-asian="KR" style:font-name-complex="Times New Roman" style:font-family-complex="'Times New Roman'" style:font-family-generic-complex="roman" style:font-pitch-complex="variable" style:font-size-complex="12pt" fo:hyphenate="false" loext:hyphenation-no-caps="false" loext:hyphenation-no-last-word="false" loext:hyphenation-word-char-count="no-limit" loext:hyphenation-zone="no-limit"/>
    </style:style>
    <style:style style:name="Normal" style:family="paragraph">
      <style:paragraph-properties fo:line-height="107%" fo:hyphenation-ladder-count="no-limit" fo:hyphenation-keep="auto" loext:hyphenation-keep-type="column"/>
      <style:text-properties fo:font-size="11pt" style:letter-kerning="false" style:font-name-asian="Aptos" style:font-family-asian="Aptos" style:font-family-generic-asian="swiss" style:font-pitch-asian="variable" style:font-size-asian="11pt" style:language-asian="en" style:country-asian="US" style:font-size-complex="11pt"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in" fo:margin-bottom="0.0555in" style:contextual-spacing="true" fo:line-height="100%" fo:hyphenation-ladder-count="no-limit" fo:hyphenation-keep="auto" loext:hyphenation-keep-type="column"/>
      <style:text-properties style:font-name="Aptos Display" fo:font-family="'Aptos Display'" style:font-family-generic="swiss" style:font-pitch="variable" fo:font-size="28pt" fo:letter-spacing="-0.0071in" style:letter-kerning="true" style:font-name-asian="Malgun Gothic" style:font-family-asian="'Malgun Gothic'" style:font-family-generic-asian="swiss" style:font-pitch-asian="variable" style:font-size-asian="28pt" style:language-asian="ko" style:country-asian="KR"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line-height="115%" fo:hyphenation-ladder-count="no-limit" fo:hyphenation-keep="auto" loext:hyphenation-keep-type="column"/>
      <style:text-properties fo:color="#595959" loext:opacity="100%" fo:font-size="14pt" fo:letter-spacing="0.0102in" style:letter-kerning="true" style:font-name-asian="Malgun Gothic" style:font-family-asian="'Malgun Gothic'" style:font-family-generic-asian="swiss" style:font-pitch-asian="variable" style:font-size-asian="14pt" style:language-asian="ko" style:country-asian="KR"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111in" fo:margin-bottom="0.111in" style:contextual-spacing="false" fo:line-height="115%" fo:text-align="center" style:justify-single-word="false" fo:hyphenation-ladder-count="no-limit" fo:hyphenation-keep="auto" loext:hyphenation-keep-type="column"/>
      <style:text-properties fo:color="#404040" loext:opacity="100%" fo:font-size="12pt" fo:font-style="italic" style:letter-kerning="true" style:font-name-asian="Malgun Gothic" style:font-family-asian="'Malgun Gothic'" style:font-family-generic-asian="swiss" style:font-pitch-asian="variable" style:font-size-asian="12pt" style:language-asian="ko" style:country-asian="KR" style:font-style-asian="italic" style:font-size-complex="12pt"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0.5in" fo:margin-top="0in" fo:margin-bottom="0.111in" style:contextual-spacing="true" fo:line-height="115%" fo:hyphenation-ladder-count="no-limit" fo:hyphenation-keep="auto" loext:hyphenation-keep-type="column">
        <style:tab-stops/>
      </style:paragraph-properties>
      <style:text-properties fo:font-size="12pt" style:letter-kerning="true" style:font-name-asian="Malgun Gothic" style:font-family-asian="'Malgun Gothic'" style:font-family-generic-asian="swiss" style:font-pitch-asian="variable" style:font-size-asian="12pt" style:language-asian="ko" style:country-asian="KR" style:font-size-complex="12pt"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0.6in" fo:margin-right="0.6in" fo:margin-top="0.25in" fo:margin-bottom="0.25in" style:contextual-spacing="false" fo:line-height="115%" fo:text-align="center" style:justify-single-word="false" fo:hyphenation-ladder-count="no-limit" fo:hyphenation-keep="auto" loext:hyphenation-keep-type="column" fo:padding-left="0in" fo:padding-right="0in" fo:padding-top="0.139in" fo:padding-bottom="0.139in" fo:border-left="none" fo:border-right="none" fo:border-top="0.51pt solid #0f4761" fo:border-bottom="0.51pt solid #0f4761" style:shadow="none">
        <style:tab-stops/>
      </style:paragraph-properties>
      <style:text-properties fo:color="#0f4761" loext:opacity="100%" fo:font-size="12pt" fo:font-style="italic" style:letter-kerning="true" style:font-name-asian="Malgun Gothic" style:font-family-asian="'Malgun Gothic'" style:font-family-generic-asian="swiss" style:font-pitch-asian="variable" style:font-size-asian="12pt" style:language-asian="ko" style:country-asian="KR" style:font-style-asian="italic" style:font-size-complex="12pt" style:font-style-complex="italic"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Malgun Gothic" style:font-family-asian="'Malgun Gothic'"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Malgun Gothic" style:font-family-asian="'Malgun Gothic'"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Malgun Gothic" style:font-family-asian="'Malgun Gothic'"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Malgun Gothic" style:font-family-asian="'Malgun Gothic'"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Malgun Gothic" style:font-family-asian="'Malgun Gothic'"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Malgun Gothic" style:font-family-asian="'Malgun Gothic'"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Malgun Gothic" style:font-family-asian="'Malgun Gothic'"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Malgun Gothic" style:font-family-asian="'Malgun Gothic'"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Malgun Gothic" style:font-family-asian="'Malgun Gothic'"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071in" style:letter-kerning="true" style:font-name-asian="Malgun Gothic" style:font-family-asian="'Malgun Gothic'"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Malgun Gothic" style:font-family-asian="'Malgun Gothic'"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Collabora_Office/25.04.3.1$Linux_X86_64 LibreOffice_project/531aea4c7d77542af7803c02dd62362e5ef4f882</meta:generator>
    <dc:title/>
    <dc:description/>
    <dc:subject/>
    <meta:initial-creator>Alexandra Boehm</meta:initial-creator>
    <meta:creation-date>2025-08-19T15:31:00Z</meta:creation-date>
    <dc:date>2025-08-19T16:01:59.797456474</dc:date>
    <meta:editing-cycles>2</meta:editing-cycles>
    <meta:editing-duration>PT12M24S</meta:editing-duration>
    <meta:document-statistic meta:table-count="0" meta:image-count="0" meta:object-count="0" meta:page-count="1" meta:paragraph-count="0" meta:word-count="0" meta:character-count="0" meta:non-whitespace-character-count="0"/>
    <meta:template xlink:type="simple" xlink:actuate="onRequest" xlink:title="" xlink:href="Normal.dotm"/>
  </office:meta>
</office:document-meta>
</file>